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text-properties officeooo:rsid="000177a2" officeooo:paragraph-rsid="000177a2"/>
    </style:style>
    <style:style style:name="P2" style:family="paragraph" style:parent-style-name="Standard">
      <style:text-properties officeooo:rsid="000177a2" officeooo:paragraph-rsid="000177a2"/>
    </style:style>
    <style:style style:name="P3" style:family="paragraph" style:parent-style-name="Standard">
      <style:paragraph-properties fo:text-align="center" style:justify-single-word="false"/>
      <style:text-properties fo:font-size="18pt" officeooo:rsid="000177a2" officeooo:paragraph-rsid="000177a2" style:font-size-asian="18pt" style:font-size-complex="18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4pt" officeooo:paragraph-rsid="0002f21b" style:font-size-asian="14pt" style:font-size-complex="14pt"/>
    </style:style>
    <style:style style:name="P6" style:family="paragraph" style:parent-style-name="Standard">
      <style:text-properties officeooo:paragraph-rsid="000177a2"/>
    </style:style>
    <style:style style:name="P7" style:family="paragraph" style:parent-style-name="Standard">
      <style:text-properties officeooo:paragraph-rsid="00027b97"/>
    </style:style>
    <style:style style:name="P8" style:family="paragraph" style:parent-style-name="Standard">
      <style:text-properties fo:font-size="16pt" style:font-size-asian="16pt" style:font-size-complex="16pt"/>
    </style:style>
    <style:style style:name="P9" style:family="paragraph" style:parent-style-name="Standard">
      <style:text-properties fo:font-size="16pt" officeooo:rsid="0002f21b" officeooo:paragraph-rsid="0002f21b" style:font-size-asian="16pt" style:font-size-complex="16pt"/>
    </style:style>
    <style:style style:name="P10" style:family="paragraph" style:parent-style-name="Standard">
      <style:text-properties fo:font-size="12pt" officeooo:paragraph-rsid="0002f21b" style:font-size-asian="10.5pt" style:font-size-complex="12pt"/>
    </style:style>
    <style:style style:name="P11" style:family="paragraph" style:parent-style-name="Standard">
      <style:text-properties fo:font-size="12pt" officeooo:rsid="00041636" officeooo:paragraph-rsid="00041636" style:font-size-asian="10.5pt" style:font-size-complex="12pt"/>
    </style:style>
    <style:style style:name="P12" style:family="paragraph" style:parent-style-name="Standard">
      <style:text-properties fo:font-size="10.5pt" fo:font-style="italic" officeooo:rsid="0002f21b" officeooo:paragraph-rsid="0003a9e0" style:font-size-asian="10.5pt" style:font-style-asian="italic" style:font-size-complex="10.5pt" style:font-style-complex="italic"/>
    </style:style>
    <style:style style:name="T1" style:family="text">
      <style:text-properties officeooo:rsid="000177a2"/>
    </style:style>
    <style:style style:name="T2" style:family="text">
      <style:text-properties officeooo:rsid="00027b97"/>
    </style:style>
    <style:style style:name="T3" style:family="text">
      <style:text-properties officeooo:rsid="0002f21b"/>
    </style:style>
    <style:style style:name="T4" style:family="text">
      <style:text-properties officeooo:rsid="0003a9e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pte-rendu intermédiaire – Projet MIPS</text:p>
      <text:p text:style-name="Standard"/>
      <text:p text:style-name="P9">Flot d’exécution souhaité :</text:p>
      <text:p text:style-name="P12">Usage: ./main [InputFile] <text:span text:style-name="T4">[</text:span>-o OutputFile<text:span text:style-name="T4">]</text:span></text:p>
      <text:p text:style-name="Standard">- <text:span text:style-name="T3">Première phase dans laquelle le fichier d’entrée est décodé.</text:span></text:p>
      <text:p text:style-name="Standard"><text:tab/><text:span text:style-name="T3">Chaque ligne est convertie en code hexadécimal puis en binaire qui est stocké dans la mémoire principale.</text:span></text:p>
      <text:p text:style-name="Standard"><text:tab/><text:span text:style-name="T4">Si l’option -o est fournie, le code hexadécimal est enregistré dans un fichier de sortie</text:span></text:p>
      <text:p text:style-name="Standard">- <text:span text:style-name="T3">Seconde phase d’exécution du programme</text:span></text:p>
      <text:p text:style-name="Standard"><text:tab/><text:span text:style-name="T4">Le PC est initialisé à l’adresse de la première instruction, et les instructions sont exécutées ligne par ligne.</text:span></text:p>
      <text:p text:style-name="Standard"/>
      <text:p text:style-name="P8">Fichiers présents à la fin du projet :</text:p>
      <text:p text:style-name="P4">- Fichiers contenant les fonctions relatives à la mémoire</text:p>
      <text:p text:style-name="Standard">memoire.c memoire.h</text:p>
      <text:p text:style-name="Standard">void ecritureMemoire(uint8_t* memoire, uint32_t adresse, uint32_t valeur, int taille);</text:p>
      <text:p text:style-name="Standard">uint32_t lectureMemoire(uint8_t* memoire, uint32_t adresse);</text:p>
      <text:p text:style-name="Standard">void afficherMemoire(uint8_t* memoire);</text:p>
      <text:p text:style-name="Standard"/>
      <text:p text:style-name="Standard">Nous avions plusieurs choix pour coder la mémoire du programme :</text:p>
      <text:p text:style-name="Standard">- Sous forme de tableaux</text:p>
      <text:p text:style-name="Standard">- Sous forme de liste chaînée</text:p>
      <text:p text:style-name="Standard">Nous avons décidé d'utiliser un tableau de part le caractère statique de la mémoire.</text:p>
      <text:p text:style-name="Standard">Ainsi, nous créerons dans memoire.h un tableau de taille maximale définie qui représentera notre mémoire, et nous l'initialiserons à 0 dans le main.</text:p>
      <text:p text:style-name="Standard">Par exemple,</text:p>
      <text:p text:style-name="Standard">#define TAILLE_MEMOIRE 128</text:p>
      <text:p text:style-name="Standard">uint8_t memoire[TAILLE_MEMOIRE];</text:p>
      <text:p text:style-name="Standard"/>
      <text:p text:style-name="P4">- Fichiers contenant les fonctions relatives aux registres</text:p>
      <text:p text:style-name="Standard">registre.c registre.h</text:p>
      <text:p text:style-name="Standard">void ecritureRegistre(uint32_t registre, uint32_t valeur);</text:p>
      <text:p text:style-name="Standard">int32_t lectureRegistre(uint32_t registre);</text:p>
      <text:p text:style-name="Standard">void afficherRegistres(void);</text:p>
      <text:p text:style-name="Standard"/>
      <text:p text:style-name="P4">- Fic<text:span text:style-name="T1">hiers contenant les fonctions relatives au décodage d’instructions</text:span></text:p>
      <text:p text:style-name="P2">decodage.c decodage.h</text:p>
      <text:p text:style-name="P2">Un premier jeu de fonctions permettra de lire les fichiers d’instructions et de les décoder</text:p>
      <text:p text:style-name="Standard">void conversionFichier(const char* fichierEntree, const char* fichierSortie);</text:p>
      <text:p text:style-name="Standard">char* conversionBinaire(const int aConvertir, const int taille);</text:p>
      <text:p text:style-name="Standard">char* operande(const char* instruction, int rangOperande);</text:p>
      <text:p text:style-name="Standard">char *decodeInstruction(char *bufEntree);</text:p>
      <text:p text:style-name="Standard"/>
      <text:p text:style-name="P6"><text:span text:style-name="T1">Ces fonctions s’appuieront sur trois tableaux :</text:span></text:p>
      <text:p text:style-name="P6"><text:soft-page-break/>- <text:span text:style-name="T1">Les deux premiers qui permettront de faire le lien entre les codes d’instruction écrit dans le fichier et les fonctions</text:span></text:p>
      <text:p text:style-name="P2">char *BIN_OPCODES[] = {"ADD", "ADDI", "AND", "BEQ", "BGTZ", "BLEZ", "BNE", "DIV", "J", "JAL", "JR", "LUI", "LW", "MFHI", "MFLO", "MULT", "NOP", "OR", "ROTR", "SLL", "SLT", "SRL", "SUB", "SW", "SYSCALL", "XOR"};</text:p>
      <text:p text:style-name="P2">char *(*FCT_OPCODES[])(const char*) = {decode_add, decode_addi, decode_and, decode_beq, decode_bgtz, decode_blez, decode_bne, decode_div, decode_j, decode_jal, decode_jr, decode_lui, decode_lw, decode_mfhi, decode_mflo, decode_mult, decode_nop, decode_or, decode_rotr, decode_sll, decode_slt, decode_srl, decode_sub, decode_sw, decode_syscall, decode_xor};</text:p>
      <text:p text:style-name="P2"/>
      <text:p text:style-name="P2"/>
      <text:p text:style-name="P2"/>
      <text:p text:style-name="P2">- Le dernier permettra de remplacer les alias de registres :</text:p>
      <text:p text:style-name="P2">const char *TXT_ALIAS[] = {"$zero", "$at", "$v0", "$v1", "$a0", "$a1", "$a2", "$a3", "$t0", "$t1", "$t2", "$t3", "$t4", "$t5", "$t6", "$t7", "$s0", "$s1", "$s2", "$s3", "$s4", "$s5", "$s6", "$s7", "$t8", "$t9", "$k0", "$k1", "$gp", "$sp", "$fp", "$ra"};</text:p>
      <text:p text:style-name="Standard"/>
      <text:p text:style-name="P7"><text:span text:style-name="T1">Le décodage s’effectuera ligne par ligne. L’instruction de chaque ligne sera décodée puis appellera la fonction correspondante ci-dessous. Cette fonction décodera les arguments dans le buffer passé en argument puis remplira un buffer de 32 bits correspondant à l’instruction.</text:span></text:p>
      <text:p text:style-name="P7"><text:span text:style-name="T2">c</text:span>har *decode_add(const char* instruction);</text:p>
      <text:p text:style-name="Standard">char *decode_addi(const char* instruction);</text:p>
      <text:p text:style-name="Standard">char *decode_and(const char* instruction);</text:p>
      <text:p text:style-name="Standard">char *decode_beq(const char* instruction);</text:p>
      <text:p text:style-name="Standard">char *decode_bgtz(const char* instruction);</text:p>
      <text:p text:style-name="Standard">char *decode_blez(const char* instruction);</text:p>
      <text:p text:style-name="Standard">char *decode_bne(const char* instruction);</text:p>
      <text:p text:style-name="Standard">char *decode_div(const char* instruction);</text:p>
      <text:p text:style-name="Standard">char *decode_j(const char* instruction);</text:p>
      <text:p text:style-name="Standard">char *decode_jal(const char* instruction);</text:p>
      <text:p text:style-name="Standard">char *decode_jr(const char* instruction);</text:p>
      <text:p text:style-name="Standard">char *decode_lui(const char* instruction);</text:p>
      <text:p text:style-name="Standard">char *decode_lw(const char* instruction);</text:p>
      <text:p text:style-name="Standard">char *decode_mfhi(const char* instruction);</text:p>
      <text:p text:style-name="Standard">char *decode_mflo(const char* instruction);</text:p>
      <text:p text:style-name="Standard">char *decode_mult(const char* instruction);</text:p>
      <text:p text:style-name="Standard">char *decode_nop(const char* instruction);</text:p>
      <text:p text:style-name="Standard">char *decode_or(const char* instruction);</text:p>
      <text:p text:style-name="Standard">char *decode_rotr(const char* instruction);</text:p>
      <text:p text:style-name="Standard">char *decode_sll(const char* instruction);</text:p>
      <text:p text:style-name="Standard">char *decode_slt(const char* instruction);</text:p>
      <text:p text:style-name="Standard">char *decode_srl(const char* instruction);</text:p>
      <text:p text:style-name="Standard">char *decode_sub(const char* instruction);</text:p>
      <text:p text:style-name="Standard">char *decode_sw(const char* instruction);</text:p>
      <text:p text:style-name="Standard">char *decode_syscall(const char* instruction);</text:p>
      <text:p text:style-name="Standard">char *decode_xor(const char* instruction);</text:p>
      <text:p text:style-name="Standard"/>
      <text:p text:style-name="P5"><text:soft-page-break/>- Fic<text:span text:style-name="T1">hiers contenant les fonctions relatives à l’exécution des instructions</text:span></text:p>
      <text:p text:style-name="P11">Ces instructions utiliseront ont pour but de décoder les instructions présentes en binaire en mémoire et d’exécuter ligne par ligne le programme.</text:p>
      <text:p text:style-name="P11"/>
      <text:p text:style-name="P10">uint32_t recupererInstruction(int adresse);</text:p>
      <text:p text:style-name="P10">void decoderInstruction(uint32_t instruction);</text:p>
      <text:p text:style-name="P10"/>
      <text:p text:style-name="P10">void executer_add(uint32_t instruction);</text:p>
      <text:p text:style-name="P10">void executer_addi(uint32_t instruction);</text:p>
      <text:p text:style-name="P10">void executer_and(uint32_t instruction);</text:p>
      <text:p text:style-name="P10">void executer_beq(uint32_t instruction);</text:p>
      <text:p text:style-name="P10">void executer_bgtz(uint32_t instruction);</text:p>
      <text:p text:style-name="P10">void executer_blez(uint32_t instruction);</text:p>
      <text:p text:style-name="P10">void executer_bne(uint32_t instruction);</text:p>
      <text:p text:style-name="P10">void executer_div(uint32_t instruction);</text:p>
      <text:p text:style-name="P10">void executer_j(uint32_t instruction);</text:p>
      <text:p text:style-name="P10">void executer_jal(uint32_t instruction);</text:p>
      <text:p text:style-name="P10">void executer_jr(uint32_t instruction);</text:p>
      <text:p text:style-name="P10">void executer_lui(uint32_t instruction);</text:p>
      <text:p text:style-name="P10">void executer_lw(uint32_t instruction);</text:p>
      <text:p text:style-name="P10">void executer_mfhi(uint32_t instruction);</text:p>
      <text:p text:style-name="P10">void executer_mflo(uint32_t instruction);</text:p>
      <text:p text:style-name="P10">void executer_mult(uint32_t instruction);</text:p>
      <text:p text:style-name="P10">void executer_nop(uint32_t instruction);</text:p>
      <text:p text:style-name="P10">void executer_or(uint32_t instruction);</text:p>
      <text:p text:style-name="P10">void executer_rotr(uint32_t instruction);</text:p>
      <text:p text:style-name="P10">void executer_sll(uint32_t instruction);</text:p>
      <text:p text:style-name="P10">void executer_slt(uint32_t instruction);</text:p>
      <text:p text:style-name="P10">void executer_srl(uint32_t instruction);</text:p>
      <text:p text:style-name="P10">void executer_sub(uint32_t instruction);</text:p>
      <text:p text:style-name="P10">void executer_sw(uint32_t instruction);</text:p>
      <text:p text:style-name="P10">void executer_syscall(uint32_t instruction);</text:p>
      <text:p text:style-name="P10">void executer_xor(uint32_t instruction);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177a2" officeooo:paragraph-rsid="000177a2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enjamin LECOMTE – Thibaut MANCEAU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6T13:50:31.663818530</meta:creation-date>
    <dc:date>2019-12-06T14:32:34.544098681</dc:date>
    <meta:editing-duration>PT21M41S</meta:editing-duration>
    <meta:editing-cycles>3</meta:editing-cycles>
    <meta:generator>LibreOffice/6.3.2.2$Linux_X86_64 LibreOffice_project/30$Build-2</meta:generator>
    <meta:document-statistic meta:table-count="0" meta:image-count="0" meta:object-count="0" meta:page-count="3" meta:paragraph-count="98" meta:word-count="647" meta:character-count="5675" meta:non-whitespace-character-count="5121"/>
  </office:meta>
</office:document-meta>
</file>